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9D0000049DCAC4C1E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fo:padding="0.049cm" fo:border="0.002cm solid #000000" style:shadow="none"/>
      <style:text-properties style:font-name="Cambria" fo:font-size="14pt" fo:text-shadow="1pt 1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position="0% 100%" fo:font-style="normal" style:font-style-asian="normal" style:font-style-complex="normal"/>
    </style:style>
    <style:style style:name="T1" style:family="text">
      <style:text-properties fo:color="#b80047" style:font-name="Segoe Script"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style:text-position="0% 100%" fo:font-style="normal" style:text-underline-style="solid" style:text-underline-type="double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fo:background-color="#cccccc" style:background-transparency="0%" fo:padding="0.049cm" fo:border="0.002cm solid #000000" style:shadow="none" draw:ole-draw-aspect="1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STEMES ET FONCTIONS ELECTRONIQUES</text:p>
      <text:p text:style-name="P2">PREPARATION AU BE<text:span text:style-name="T2">2</text:span></text:p>
      <text:p text:style-name="Standard"/>
      <text:p text:style-name="Standard"/>
      <text:p text:style-name="Standard"><text:span text:style-name="T8">a</text:span>. Le principe :</text:p>
      <text:p text:style-name="Standard">Le but d'un circuit oscillant est de récupérer en sortie une tension non nulle, alors que l'on applique une tension d'entrée nulle. Ceci sera réalisé en associant adéquatement différents composants électroniques.</text:p>
      <text:p text:style-name="Standard"/>
      <text:p text:style-name="Standard"><text:span text:style-name="T8">b</text:span>.</text:p>
      <text:p text:style-name="Standard">On utilise la loi de Shockley pour la jonction BE :</text:p>
      <text:p text:style-name="Standard"><draw:frame draw:style-name="fr2" draw:name="Objet1" text:anchor-type="as-char" svg:width="3.168cm" svg:height="0.995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Cette relation se simplifie en sachant que<draw:frame draw:style-name="fr2" draw:name="Objet2" text:anchor-type="as-char" svg:width="1.672cm" svg:height="0.529cm" draw:z-index="4"><draw:object xlink:href="./Object 2" xlink:type="simple" xlink:show="embed" xlink:actuate="onLoad"/><draw:image xlink:href="./ObjectReplacements/Object 2" xlink:type="simple" xlink:show="embed" xlink:actuate="onLoad"/></draw:frame> :</text:p>
      <text:p text:style-name="Standard"><draw:frame draw:style-name="fr2" draw:name="Objet3" text:anchor-type="as-char" svg:width="2.238cm" svg:height="0.951cm" draw:z-index="5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Standard">Ainsi, en introduisant la résistance dynamique, on obtient :</text:p>
      <text:p text:style-name="Standard"><draw:frame draw:style-name="fr3" draw:name="Objet4" text:anchor-type="as-char" svg:width="4.073cm" svg:height="1.228cm" draw:z-index="6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Standard"/>
      <text:p text:style-name="Standard"><text:span text:style-name="T8">c</text:span>.</text:p>
      <text:p text:style-name="Standard">On se place en régime de variations et on considère donc que E = 0 V.</text:p>
      <text:p text:style-name="Standard">De ce fait on court-circuite la résistance <text:span text:style-name="T7">R</text:span><text:span text:style-name="T3">2</text:span><text:span text:style-name="T4">.</text:span></text:p>
      <text:p text:style-name="Standard"><text:span text:style-name="T4">On remplace de plus le condensateur par un fil en régime continu, ce qui a pour effet de court-circuité aussi la résistance </text:span><text:span text:style-name="T6">R</text:span><text:span text:style-name="T3">1</text:span><text:span text:style-name="T4">.</text:span></text:p>
      <text:p text:style-name="P3">On obtient donc le schéma suivant :</text:p>
      <text:p text:style-name="P3"/>
      <text:p text:style-name="Standard"><text:span text:style-name="T5">d</text:span><text:span text:style-name="T4">.</text:span></text:p>
      <text:p text:style-name="P3">On sait que :</text:p>
      <text:p text:style-name="P3"><draw:frame draw:style-name="fr2" draw:name="Objet5" text:anchor-type="as-char" svg:width="2.787cm" svg:height="1.877cm" draw:z-index="7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3">Donc, on obtient l'intensité recherchée :</text:p>
      <text:p text:style-name="P3"><draw:frame draw:style-name="fr3" draw:name="Objet6" text:anchor-type="as-char" svg:width="3.055cm" svg:height="1.272cm" draw:z-index="8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3"/>
      <text:p text:style-name="Standard"><text:span text:style-name="T4">On va maintenant déterminer </text:span><text:span text:style-name="T6">i</text:span><text:span text:style-name="T3">2 </text:span><text:span text:style-name="T4">:</text:span></text:p>
      <text:p text:style-name="Standard"><text:span text:style-name="T4">On sait que :</text:span><text:span text:style-name="T4"><draw:frame draw:style-name="fr2" draw:name="Objet7" text:anchor-type="as-char" svg:width="3.436cm" svg:height="1.192cm" draw:z-index="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<text:p text:style-name="Standard"><text:span text:style-name="T4">Ainsi, on a</text:span><text:span text:style-name="T4"><draw:frame draw:style-name="fr2" draw:name="Objet8" text:anchor-type="as-char" svg:width="3.507cm" svg:height="0.531cm" draw:z-index="10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<text:p text:style-name="Standard"><text:span text:style-name="T4">On en déduit que</text:span><text:span text:style-name="T4"><draw:frame draw:style-name="fr2" draw:name="Objet9" text:anchor-type="as-char" svg:width="3.313cm" svg:height="0.531cm" draw:z-index="11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Standard"><text:span text:style-name="T4">Puis</text:span><text:span text:style-name="T4"><draw:frame draw:style-name="fr3" draw:name="Objet10" text:anchor-type="as-char" svg:width="2.679cm" svg:height="1.228cm" draw:z-index="12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p text:style-name="Standard"><text:span text:style-name="T4">On a de ce fait déterminer la matrice </text:span><text:span text:style-name="T6">Y</text:span><text:span text:style-name="T3">A </text:span><text:span text:style-name="T4">:</text:span></text:p>
      <text:p text:style-name="P3"><text:soft-page-break/><draw:frame draw:style-name="fr2" draw:name="Objet11" text:anchor-type="as-char" svg:width="4.334cm" svg:height="2.418cm" draw:z-index="13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Standard"><text:span text:style-name="T4">On simplifie cette matrice sachant que</text:span><text:span text:style-name="T4"><draw:frame draw:style-name="fr2" draw:name="Objet12" text:anchor-type="as-char" svg:width="1.462cm" svg:height="0.531cm" draw:z-index="14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4">:</text:span></text:p>
      <text:p text:style-name="P3"><draw:frame draw:style-name="fr3" draw:name="Objet13" text:anchor-type="as-char" svg:width="3.353cm" svg:height="2.521cm" draw:z-index="15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Standard"><text:span text:style-name="T4">Le courant de sortie est nul, ce qui implique que</text:span><text:span text:style-name="T4"><draw:frame draw:style-name="fr2" draw:name="Objet14" text:anchor-type="as-char" svg:width="2.568cm" svg:height="1.125cm" draw:z-index="16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<text:p text:style-name="P3">Ce qui nous permet d'obtenir le gain de l'amplificateur à la fréquence des oscillations :</text:p>
      <text:p text:style-name="P3"><draw:frame draw:style-name="fr3" draw:name="Objet15" text:anchor-type="as-char" svg:width="2.392cm" svg:height="1.228cm" draw:z-index="17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3"/>
      <text:p text:style-name="Standard"><text:span text:style-name="T5">e</text:span><text:span text:style-name="T4">.</text:span></text:p>
      <text:p text:style-name="P3"><draw:frame draw:style-name="fr2" draw:name="Objet16" text:anchor-type="as-char" svg:width="3.182cm" svg:height="0.848cm" draw:z-index="18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3">D'après la loi des mailles :</text:p>
      <text:p text:style-name="P3"><draw:frame draw:style-name="fr2" draw:name="Objet17" text:anchor-type="as-char" svg:width="2.886cm" svg:height="0.998cm" draw:z-index="19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3">D'après la loi des nœuds :</text:p>
      <text:p text:style-name="P3"><draw:frame draw:style-name="fr2" draw:name="Objet18" text:anchor-type="as-char" svg:width="1.76cm" svg:height="0.531cm" draw:z-index="20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Standard"><text:span text:style-name="T4">Ainsi</text:span><text:span text:style-name="T4"><draw:frame draw:style-name="fr2" draw:name="Objet19" text:anchor-type="as-char" svg:width="8.65cm" svg:height="1.752cm" draw:z-index="21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<text:p text:style-name="Standard"><text:span text:style-name="T4">D'où</text:span><text:span text:style-name="T4"><draw:frame draw:style-name="fr3" draw:name="Objet20" text:anchor-type="as-char" svg:width="7.218cm" svg:height="1.266cm" draw:z-index="22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p>
      <text:p text:style-name="Standard"><text:span text:style-name="T4">D'autre part</text:span><text:span text:style-name="T4"><draw:frame draw:style-name="fr2" draw:name="Objet21" text:anchor-type="as-char" svg:width="5.941cm" svg:height="1.125cm" draw:z-index="23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<text:p text:style-name="P3"><draw:frame draw:style-name="fr3" draw:name="Objet22" text:anchor-type="as-char" svg:width="5.625cm" svg:height="0.633cm" draw:z-index="24"><draw:object xlink:href="./Object 22" xlink:type="simple" xlink:show="embed" xlink:actuate="onLoad"/><draw:image xlink:href="./ObjectReplacements/Object 22" xlink:type="simple" xlink:show="embed" xlink:actuate="onLoad"/><svg:desc>formule</svg:desc></draw:frame></text:p>
      <text:p text:style-name="Standard"><text:span text:style-name="T4">On en déduit aisément la seconde matrice </text:span><text:span text:style-name="T6">Y</text:span><text:span text:style-name="T3">B </text:span><text:span text:style-name="T4">:</text:span></text:p>
      <text:p text:style-name="P3"><draw:frame draw:style-name="fr3" draw:name="Objet23" text:anchor-type="as-char" svg:width="6.119cm" svg:height="1.935cm" draw:z-index="25"><draw:object xlink:href="./Object 23" xlink:type="simple" xlink:show="embed" xlink:actuate="onLoad"/><draw:image xlink:href="./ObjectReplacements/Object 23" xlink:type="simple" xlink:show="embed" xlink:actuate="onLoad"/><svg:desc>formule</svg:desc></draw:frame></text:p>
      <text:p text:style-name="P3">On calcule alors le déterminant de cette matrice, que l'on cherche à obtenir nul. On résout donc :</text:p>
      <text:p text:style-name="P3"><draw:frame draw:style-name="fr2" draw:name="Objet24" text:anchor-type="as-char" svg:width="6.087cm" svg:height="1.125cm" draw:z-index="26"><draw:object xlink:href="./Object 24" xlink:type="simple" xlink:show="embed" xlink:actuate="onLoad"/><draw:image xlink:href="./ObjectReplacements/Object 24" xlink:type="simple" xlink:show="embed" xlink:actuate="onLoad"/><svg:desc>formule</svg:desc></draw:frame></text:p>
      <text:p text:style-name="P3"><draw:frame draw:style-name="fr2" draw:name="Objet25" text:anchor-type="as-char" svg:width="7.809cm" svg:height="1.125cm" draw:z-index="27"><draw:object xlink:href="./Object 25" xlink:type="simple" xlink:show="embed" xlink:actuate="onLoad"/><draw:image xlink:href="./ObjectReplacements/Object 25" xlink:type="simple" xlink:show="embed" xlink:actuate="onLoad"/><svg:desc>formule</svg:desc></draw:frame></text:p>
      <text:p text:style-name="P3"/>
      <text:p text:style-name="P3"/>
      <text:p text:style-name="Standard"><text:soft-page-break/><text:span text:style-name="T4">Ainsi, en posant</text:span><text:span text:style-name="T4"><draw:frame draw:style-name="fr2" draw:name="Objet26" text:anchor-type="as-char" svg:width="2.057cm" svg:height="1.101cm" draw:z-index="28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4">on arrive à :</text:span></text:p>
      <text:p text:style-name="P3"><draw:frame draw:style-name="fr3" draw:name="Objet27" text:anchor-type="as-char" svg:width="6.509cm" svg:height="1.371cm" draw:z-index="29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3">A.N. :</text:p>
      <text:p text:style-name="P3"><draw:frame draw:style-name="fr3" draw:name="Objet29" text:anchor-type="as-char" svg:width="2.566cm" svg:height="1.737cm" draw:z-index="31"><draw:object xlink:href="./Object 29" xlink:type="simple" xlink:show="embed" xlink:actuate="onLoad"/><draw:image xlink:href="./ObjectReplacements/Object 29" xlink:type="simple" xlink:show="embed" xlink:actuate="onLoad"/><svg:desc>formule</svg:desc></draw:frame></text:p>
      <text:p text:style-name="P3"/>
      <text:p text:style-name="Standard"><text:span text:style-name="T5">f</text:span><text:span text:style-name="T4">.</text:span></text:p>
      <text:p text:style-name="P3">La matrice du système complet vaut :</text:p>
      <text:p text:style-name="P3"><draw:frame draw:style-name="fr3" draw:name="Objet28" text:anchor-type="as-char" svg:width="9.412cm" svg:height="1.937cm" draw:z-index="30"><draw:object xlink:href="./Object 28" xlink:type="simple" xlink:show="embed" xlink:actuate="onLoad"/><draw:image xlink:href="./ObjectReplacements/Object 28" xlink:type="simple" xlink:show="embed" xlink:actuate="onLoad"/><svg:desc>formule</svg:desc></draw:frame></text:p>
      <text:p text:style-name="P3"/>
      <text:p text:style-name="Standard"><text:span text:style-name="T5">g</text:span><text:span text:style-name="T4">.</text:span></text:p>
      <text:p text:style-name="P3">Dans les conditions d'oscillations, le déterminant de cette matrice doit être nul. On annule donc sa partie réelle et sa partie imaginaire, ce qui fournira deux conditions …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color="#b80047" style:font-name="Segoe Script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2" text:anchor-type="paragraph" svg:x="0.208cm" svg:y="-0.422cm" svg:width="1.97cm" svg:height="1.928cm" draw:z-index="2"><draw:image xlink:href="Pictures/100000000000049D0000049DCAC4C1E3.jpg" xlink:type="simple" xlink:show="embed" xlink:actuate="onLoad"/></draw:frame>Pougne <text:span text:style-name="MT1">SHOWTIME 2012</text:span> <text:s text:c="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hieu Bossavit</meta:initial-creator>
    <meta:creation-date>2011-12-01T08:09:02.64</meta:creation-date>
    <dc:date>2012-01-18T15:03:11.12</dc:date>
    <dc:creator>Mathieu Bossavit</dc:creator>
    <meta:editing-duration>PT2H51M13S</meta:editing-duration>
    <meta:editing-cycles>10</meta:editing-cycles>
    <meta:generator>OpenOffice.org/3.3$Win32 OpenOffice.org_project/330m20$Build-9567</meta:generator>
    <meta:document-statistic meta:table-count="0" meta:image-count="1" meta:object-count="29" meta:page-count="3" meta:paragraph-count="58" meta:word-count="290" meta:character-count="1589"/>
  </office:meta>
</office:document-meta>
</file>

<file path=Object 1/content.xml><?xml version="1.0" encoding="utf-8"?>
<math xmlns="http://www.w3.org/1998/Math/MathML">
  <semantics>
    <mrow>
      <mrow>
        <msub>
          <mi>I</mi>
          <mi>E</mi>
        </msub>
        <mo stretchy="false">=</mo>
        <msub>
          <mi>I</mi>
          <mi mathvariant="italic">sat</mi>
        </msub>
      </mrow>
      <mfenced open="(" close=")">
        <mrow>
          <msup>
            <mi>e</mi>
            <mfrac>
              <msub>
                <mi>V</mi>
                <mi mathvariant="italic">BE</mi>
              </msub>
              <msub>
                <mi>V</mi>
                <mi>T</mi>
              </msub>
            </mfrac>
          </msup>
          <mo stretchy="false">−</mo>
          <mn>1</mn>
        </mrow>
      </mfenced>
    </mrow>
    <annotation encoding="StarMath 5.0">I_E=I_sat left(e^{{V_BE}over{V_T}}-1 right)</annotation>
  </semantics>
</math>
</file>

<file path=Object 10/content.xml><?xml version="1.0" encoding="utf-8"?>
<math xmlns="http://www.w3.org/1998/Math/MathML">
  <semantics>
    <mrow>
      <msub>
        <mi>i</mi>
        <mn>2</mn>
      </msub>
      <mo stretchy="false">=</mo>
      <mrow>
        <mrow>
          <mo stretchy="false">−</mo>
          <mfrac>
            <msub>
              <mi>V</mi>
              <mn>1</mn>
            </msub>
            <msub>
              <mi>r</mi>
              <mi>e</mi>
            </msub>
          </mfrac>
        </mrow>
        <mo stretchy="false">+</mo>
        <mfrac>
          <msub>
            <mi>V</mi>
            <mn>2</mn>
          </msub>
          <msub>
            <mi>R</mi>
            <mi>c</mi>
          </msub>
        </mfrac>
      </mrow>
    </mrow>
    <annotation encoding="StarMath 5.0">i_2=-{{V_1}over{r_e}}+{V_2}over{R_c}</annotation>
  </semantics>
</math>
</file>

<file path=Object 11/content.xml><?xml version="1.0" encoding="utf-8"?>
<math xmlns="http://www.w3.org/1998/Math/MathML">
  <semantics>
    <mrow>
      <mrow>
        <mfenced open="(" close=")">
          <mtable>
            <mtr>
              <mtd>
                <msub>
                  <mi>i</mi>
                  <mn>1</mn>
                </msub>
              </mtd>
            </mtr>
            <mtr>
              <mtd>
                <msub>
                  <mi>i</mi>
                  <mn>2</mn>
                </msub>
              </mtd>
            </mtr>
          </mtable>
        </mfenced>
        <mo stretchy="false">=</mo>
        <mfenced open="(" close=")">
          <mtable>
            <mtr>
              <mtd>
                <mrow>
                  <mrow>
                    <mfrac>
                      <mn>1</mn>
                      <msub>
                        <mi>r</mi>
                        <mi>e</mi>
                      </msub>
                    </mfrac>
                    <mo stretchy="false">+</mo>
                    <mfrac>
                      <mn>1</mn>
                      <msub>
                        <mi>R</mi>
                        <mi>e</mi>
                      </msub>
                    </mfrac>
                  </mrow>
                  <mrow>
                    <mi>,</mi>
                    <mn>0</mn>
                  </mrow>
                </mrow>
              </mtd>
            </mtr>
            <mtr>
              <mtd>
                <mrow>
                  <mrow>
                    <mo stretchy="false">−</mo>
                    <mfrac>
                      <mn>1</mn>
                      <msub>
                        <mi>R</mi>
                        <mi>e</mi>
                      </msub>
                    </mfrac>
                  </mrow>
                  <mrow>
                    <mi>,</mi>
                    <mo stretchy="false">−</mo>
                    <mfrac>
                      <mn>1</mn>
                      <msub>
                        <mi>R</mi>
                        <mi>c</mi>
                      </msub>
                    </mfrac>
                  </mrow>
                </mrow>
              </mtd>
            </mtr>
          </mtable>
        </mfenced>
      </mrow>
      <mfenced open="(" close=")">
        <mtable>
          <mtr>
            <mtd>
              <msub>
                <mi>V</mi>
                <mn>1</mn>
              </msub>
            </mtd>
          </mtr>
          <mtr>
            <mtd>
              <msub>
                <mi>V</mi>
                <mn>2</mn>
              </msub>
            </mtd>
          </mtr>
        </mtable>
      </mfenced>
    </mrow>
    <annotation encoding="StarMath 5.0">left(binom{i_1}{i_2}right)=left(matrix{{1 over r_e+1 over R_e}{, 0}##{-{1 over R_e}}{, -{1 over R_c}}}right)left(binom{V_1}{V_2}right)</annotation>
  </semantics>
</math>
</file>

<file path=Object 12/content.xml><?xml version="1.0" encoding="utf-8"?>
<math xmlns="http://www.w3.org/1998/Math/MathML">
  <semantics>
    <mrow>
      <msub>
        <mi>r</mi>
        <mi>e</mi>
      </msub>
      <mo stretchy="false">≪</mo>
      <msub>
        <mi>R</mi>
        <mi>e</mi>
      </msub>
    </mrow>
    <annotation encoding="StarMath 5.0">r_e&lt;&lt;R_e</annotation>
  </semantics>
</math>
</file>

<file path=Object 13/content.xml><?xml version="1.0" encoding="utf-8"?>
<math xmlns="http://www.w3.org/1998/Math/MathML">
  <semantics>
    <mrow>
      <msub>
        <mi>Y</mi>
        <mi>A</mi>
      </msub>
      <mo stretchy="false">=</mo>
      <mfenced open="[" close="]">
        <mtable>
          <mtr>
            <mtd>
              <mrow>
                <mfrac>
                  <mn>1</mn>
                  <msub>
                    <mi>r</mi>
                    <mi>e</mi>
                  </msub>
                </mfrac>
                <mrow>
                  <mi>,</mi>
                  <mn>0</mn>
                </mrow>
              </mrow>
            </mtd>
          </mtr>
          <mtr>
            <mtd>
              <mrow>
                <mrow>
                  <mo stretchy="false">−</mo>
                  <mfrac>
                    <mn>1</mn>
                    <msub>
                      <mi>R</mi>
                      <mi>e</mi>
                    </msub>
                  </mfrac>
                </mrow>
                <mrow>
                  <mi>,</mi>
                  <mo stretchy="false">−</mo>
                  <mfrac>
                    <mn>1</mn>
                    <msub>
                      <mi>R</mi>
                      <mi>c</mi>
                    </msub>
                  </mfrac>
                </mrow>
              </mrow>
            </mtd>
          </mtr>
        </mtable>
      </mfenced>
    </mrow>
    <annotation encoding="StarMath 5.0">Y_A=left[matrix{{1 over r_e}{, 0}##{-{1 over R_e}}{, -{1 over R_c}}}right]</annotation>
  </semantics>
</math>
</file>

<file path=Object 14/content.xml><?xml version="1.0" encoding="utf-8"?>
<math xmlns="http://www.w3.org/1998/Math/MathML">
  <semantics>
    <mrow>
      <mrow>
        <mrow>
          <mo stretchy="false">−</mo>
          <mfrac>
            <msub>
              <mi>V</mi>
              <mi>e</mi>
            </msub>
            <msub>
              <mi>r</mi>
              <mi>e</mi>
            </msub>
          </mfrac>
        </mrow>
        <mo stretchy="false">+</mo>
        <mfrac>
          <msub>
            <mi>V</mi>
            <mi>S</mi>
          </msub>
          <msub>
            <mi>R</mi>
            <mi>c</mi>
          </msub>
        </mfrac>
      </mrow>
      <mo stretchy="false">=</mo>
      <mn>0</mn>
    </mrow>
    <annotation encoding="StarMath 5.0">-{{V_e}over{r_e}}+{V_S}over{R_c}=0</annotation>
  </semantics>
</math>
</file>

<file path=Object 15/content.xml><?xml version="1.0" encoding="utf-8"?>
<math xmlns="http://www.w3.org/1998/Math/MathML">
  <semantics>
    <mrow>
      <mrow>
        <mi>G</mi>
        <mo stretchy="false">=</mo>
        <mfrac>
          <msub>
            <mi>V</mi>
            <mn>2</mn>
          </msub>
          <msub>
            <mi>V</mi>
            <mn>1</mn>
          </msub>
        </mfrac>
      </mrow>
      <mo stretchy="false">=</mo>
      <mfrac>
        <msub>
          <mi>R</mi>
          <mi>c</mi>
        </msub>
        <msub>
          <mi>r</mi>
          <mi>c</mi>
        </msub>
      </mfrac>
    </mrow>
    <annotation encoding="StarMath 5.0">G=V_2 over V_1=R_c over r_c</annotation>
  </semantics>
</math>
</file>

<file path=Object 16/content.xml><?xml version="1.0" encoding="utf-8"?>
<math xmlns="http://www.w3.org/1998/Math/MathML">
  <semantics>
    <mrow>
      <mrow>
        <msub>
          <mi>V</mi>
          <mn>2</mn>
        </msub>
        <mo stretchy="false">=</mo>
        <mfenced open="(" close=")">
          <mrow>
            <mi mathvariant="italic">jL</mi>
            <mrow>
              <mo stretchy="false">ω</mo>
              <mo stretchy="false">+</mo>
              <mfrac>
                <mn>1</mn>
                <mo stretchy="false">ω</mo>
              </mfrac>
            </mrow>
          </mrow>
        </mfenced>
      </mrow>
      <msub>
        <mi>i</mi>
        <mi>a</mi>
      </msub>
    </mrow>
    <annotation encoding="StarMath 5.0">V_2=left(jL%omega+1 over %omega right)i_a</annotation>
  </semantics>
</math>
</file>

<file path=Object 17/content.xml><?xml version="1.0" encoding="utf-8"?>
<math xmlns="http://www.w3.org/1998/Math/MathML">
  <semantics>
    <mrow>
      <mrow>
        <msub>
          <mi>V</mi>
          <mn>1</mn>
        </msub>
        <mo stretchy="false">=</mo>
        <mi>i</mi>
      </mrow>
      <mrow>
        <mfrac>
          <mi>'</mi>
          <mrow>
            <mi mathvariant="italic">jL</mi>
            <mo stretchy="false">ω</mo>
          </mrow>
        </mfrac>
        <mo stretchy="false">+</mo>
        <msub>
          <mi>V</mi>
          <mn>2</mn>
        </msub>
      </mrow>
    </mrow>
    <annotation encoding="StarMath 5.0">V_1=i' over{jL%omega}+V_2</annotation>
  </semantics>
</math>
</file>

<file path=Object 18/content.xml><?xml version="1.0" encoding="utf-8"?>
<math xmlns="http://www.w3.org/1998/Math/MathML">
  <semantics>
    <mrow>
      <mi>i</mi>
      <mrow>
        <mrow>
          <mi>'</mi>
          <mo stretchy="false">+</mo>
          <msub>
            <mi>i</mi>
            <mn>2</mn>
          </msub>
        </mrow>
        <mo stretchy="false">=</mo>
        <msub>
          <mi>i</mi>
          <mi>a</mi>
        </msub>
      </mrow>
    </mrow>
    <annotation encoding="StarMath 5.0">i'+i_2=i_a</annotation>
  </semantics>
</math>
</file>

<file path=Object 19/content.xml><?xml version="1.0" encoding="utf-8"?>
<math xmlns="http://www.w3.org/1998/Math/MathML">
  <semantics>
    <mrow>
      <mrow>
        <mrow>
          <msub>
            <mi>V</mi>
            <mn>1</mn>
          </msub>
          <mo stretchy="false">=</mo>
          <mrow>
            <mfrac>
              <mrow>
                <mrow>
                  <msub>
                    <mi>i</mi>
                    <mi>a</mi>
                  </msub>
                  <mo stretchy="false">−</mo>
                  <mi>i</mi>
                </mrow>
                <msub>
                  <mi>'</mi>
                  <mn>2</mn>
                </msub>
              </mrow>
              <mrow>
                <msub>
                  <mi mathvariant="italic">jC</mi>
                  <mn>2</mn>
                </msub>
                <mo stretchy="false">ω</mo>
              </mrow>
            </mfrac>
            <mo stretchy="false">+</mo>
            <msub>
              <mi>V</mi>
              <mn>2</mn>
            </msub>
          </mrow>
        </mrow>
        <mo stretchy="false">=</mo>
        <mfrac>
          <mn>1</mn>
          <mrow>
            <msub>
              <mi mathvariant="italic">jC</mi>
              <mn>2</mn>
            </msub>
            <mo stretchy="false">ω</mo>
          </mrow>
        </mfrac>
      </mrow>
      <mrow>
        <mfenced open="(" close=")">
          <mrow>
            <mrow>
              <mfrac>
                <msub>
                  <mi>V</mi>
                  <mi>s</mi>
                </msub>
                <mrow>
                  <mi mathvariant="italic">jL</mi>
                  <mrow>
                    <mo stretchy="false">ω</mo>
                    <mo stretchy="false">+</mo>
                    <mfrac>
                      <mn>1</mn>
                      <mrow>
                        <mi mathvariant="italic">jC</mi>
                        <mo stretchy="false">ω</mo>
                      </mrow>
                    </mfrac>
                  </mrow>
                </mrow>
              </mfrac>
              <mo stretchy="false">−</mo>
              <mi>i</mi>
            </mrow>
            <msub>
              <mi>'</mi>
              <mn>2</mn>
            </msub>
          </mrow>
        </mfenced>
        <mo stretchy="false">+</mo>
        <msub>
          <mi>V</mi>
          <mn>2</mn>
        </msub>
      </mrow>
    </mrow>
    <annotation encoding="StarMath 5.0">V_1={i_a-i'_2}over{jC_2%omega}+V_2=1 over{jC_2%omega}left(V_s over{jL%omega+1 over{jC%omega}}-i'_2 right)+V_2</annotation>
  </semantics>
</math>
</file>

<file path=Object 2/content.xml><?xml version="1.0" encoding="utf-8"?>
<math xmlns="http://www.w3.org/1998/Math/MathML">
  <semantics>
    <mrow>
      <msub>
        <mi>I</mi>
        <mi mathvariant="italic">sat</mi>
      </msub>
      <mo stretchy="false">≪</mo>
      <msub>
        <mi>I</mi>
        <mi>E</mi>
      </msub>
    </mrow>
    <annotation encoding="StarMath 5.0">I_sat&lt;&lt;I_E</annotation>
  </semantics>
</math>
</file>

<file path=Object 20/content.xml><?xml version="1.0" encoding="utf-8"?>
<math xmlns="http://www.w3.org/1998/Math/MathML">
  <semantics>
    <mrow>
      <mi>i</mi>
      <mrow>
        <msub>
          <mi>'</mi>
          <mn>2</mn>
        </msub>
        <mo stretchy="false">=</mo>
        <mrow>
          <mo stretchy="false">−</mo>
          <msub>
            <mi mathvariant="italic">jC</mi>
            <mn>2</mn>
          </msub>
        </mrow>
      </mrow>
      <mo stretchy="false">ω</mo>
      <mrow>
        <msub>
          <mi>V</mi>
          <mn>1</mn>
        </msub>
        <mo stretchy="false">+</mo>
        <mfenced open="(" close=")">
          <mrow>
            <msub>
              <mi mathvariant="italic">jC</mi>
              <mn>2</mn>
            </msub>
            <mrow>
              <mo stretchy="false">ω</mo>
              <mo stretchy="false">+</mo>
              <mfrac>
                <mrow>
                  <mi mathvariant="italic">jC</mi>
                  <mo stretchy="false">ω</mo>
                </mrow>
                <mrow>
                  <mrow>
                    <mn>1</mn>
                    <mo stretchy="false">+</mo>
                    <mi mathvariant="italic">LC</mi>
                  </mrow>
                  <msup>
                    <mo stretchy="false">ω</mo>
                    <mn>2</mn>
                  </msup>
                </mrow>
              </mfrac>
            </mrow>
          </mrow>
        </mfenced>
      </mrow>
      <msub>
        <mi>V</mi>
        <mn>2</mn>
      </msub>
    </mrow>
    <annotation encoding="StarMath 5.0">i'_2=-jC_2%omega V_1+left(jC_2%omega+{jC%omega}over{1+LC%omega^2} right)V_2</annotation>
  </semantics>
</math>
</file>

<file path=Object 21/content.xml><?xml version="1.0" encoding="utf-8"?>
<math xmlns="http://www.w3.org/1998/Math/MathML">
  <semantics>
    <mrow>
      <mrow>
        <msub>
          <mi>V</mi>
          <mn>1</mn>
        </msub>
        <mo stretchy="false">=</mo>
        <mfrac>
          <mrow>
            <mrow>
              <msub>
                <mi>i</mi>
                <mn>1</mn>
              </msub>
              <mo stretchy="false">−</mo>
              <mi>i</mi>
            </mrow>
            <mi>'</mi>
          </mrow>
          <mrow>
            <msub>
              <mi mathvariant="italic">jC</mi>
              <mn>1</mn>
            </msub>
            <mo stretchy="false">ω</mo>
          </mrow>
        </mfrac>
      </mrow>
      <mo stretchy="false">=</mo>
      <mfrac>
        <mrow>
          <mi>i</mi>
          <mrow>
            <msub>
              <mi>'</mi>
              <mn>1</mn>
            </msub>
            <mo stretchy="false">−</mo>
            <msub>
              <mi mathvariant="italic">jC</mi>
              <mn>2</mn>
            </msub>
          </mrow>
          <mo stretchy="false">ω</mo>
          <mrow>
            <mo stretchy="false">(</mo>
            <mrow>
              <msub>
                <mi>V</mi>
                <mn>1</mn>
              </msub>
              <mo stretchy="false">−</mo>
              <msub>
                <mi>V</mi>
                <mn>2</mn>
              </msub>
            </mrow>
            <mo stretchy="false">)</mo>
          </mrow>
        </mrow>
        <mrow>
          <msub>
            <mi mathvariant="italic">jC</mi>
            <mn>1</mn>
          </msub>
          <mo stretchy="false">ω</mo>
        </mrow>
      </mfrac>
    </mrow>
    <annotation encoding="StarMath 5.0">V_1={i_1-i'}over{jC_1%omega}={i'_1-jC_2%omega(V_1-V_2)}over{jC_1%omega}</annotation>
  </semantics>
</math>
</file>

<file path=Object 22/content.xml><?xml version="1.0" encoding="utf-8"?>
<math xmlns="http://www.w3.org/1998/Math/MathML">
  <semantics>
    <mrow>
      <mi>i</mi>
      <mrow>
        <msub>
          <mi>'</mi>
          <mn>1</mn>
        </msub>
        <mo stretchy="false">=</mo>
        <mi>j</mi>
      </mrow>
      <mrow>
        <mo stretchy="false">(</mo>
        <mrow>
          <msub>
            <mi>C</mi>
            <mn>1</mn>
          </msub>
          <mo stretchy="false">+</mo>
          <msub>
            <mi>C</mi>
            <mn>2</mn>
          </msub>
        </mrow>
        <mo stretchy="false">)</mo>
      </mrow>
      <mo stretchy="false">ω</mo>
      <mrow>
        <msub>
          <mi>V</mi>
          <mn>1</mn>
        </msub>
        <mo stretchy="false">−</mo>
        <msub>
          <mi mathvariant="italic">jC</mi>
          <mn>2</mn>
        </msub>
      </mrow>
      <mo stretchy="false">ω</mo>
      <msub>
        <mi>V</mi>
        <mn>2</mn>
      </msub>
    </mrow>
    <annotation encoding="StarMath 5.0">i'_1=j(C_1+C_2)%omega V_1-jC_2%omega V_2</annotation>
  </semantics>
</math>
</file>

<file path=Object 23/content.xml><?xml version="1.0" encoding="utf-8"?>
<math xmlns="http://www.w3.org/1998/Math/MathML">
  <semantics>
    <mrow>
      <msub>
        <mi>Y</mi>
        <mi>B</mi>
      </msub>
      <mo stretchy="false">=</mo>
      <mfenced open="[" close="]">
        <mtable>
          <mtr>
            <mtd>
              <mrow>
                <mrow>
                  <mi>j</mi>
                  <mrow>
                    <mo stretchy="false">(</mo>
                    <mrow>
                      <msub>
                        <mi>C</mi>
                        <mn>1</mn>
                      </msub>
                      <mo stretchy="false">+</mo>
                      <msub>
                        <mi>C</mi>
                        <mn>2</mn>
                      </msub>
                    </mrow>
                    <mo stretchy="false">)</mo>
                  </mrow>
                  <mo stretchy="false">ω</mo>
                </mrow>
                <mrow>
                  <mrow>
                    <mi>,</mi>
                    <mo stretchy="false">−</mo>
                    <msub>
                      <mi mathvariant="italic">jC</mi>
                      <mn>2</mn>
                    </msub>
                  </mrow>
                  <mo stretchy="false">ω</mo>
                </mrow>
              </mrow>
            </mtd>
          </mtr>
          <mtr>
            <mtd>
              <mrow>
                <mrow>
                  <mrow>
                    <mo stretchy="false">−</mo>
                    <msub>
                      <mi mathvariant="italic">jC</mi>
                      <mn>2</mn>
                    </msub>
                  </mrow>
                  <mo stretchy="false">ω</mo>
                </mrow>
                <mrow>
                  <mi>,</mi>
                  <msub>
                    <mi mathvariant="italic">jC</mi>
                    <mn>2</mn>
                  </msub>
                  <mrow>
                    <mo stretchy="false">ω</mo>
                    <mo stretchy="false">+</mo>
                    <mfrac>
                      <mrow>
                        <mi mathvariant="italic">jC</mi>
                        <mo stretchy="false">ω</mo>
                      </mrow>
                      <mrow>
                        <mrow>
                          <mn>1</mn>
                          <mo stretchy="false">−</mo>
                          <mi mathvariant="italic">LC</mi>
                        </mrow>
                        <msup>
                          <mo stretchy="false">ω</mo>
                          <mn>2</mn>
                        </msup>
                      </mrow>
                    </mfrac>
                  </mrow>
                </mrow>
              </mrow>
            </mtd>
          </mtr>
        </mtable>
      </mfenced>
    </mrow>
    <annotation encoding="StarMath 5.0">Y_B=left[matrix{{j(C_1+C_2)%omega}{, -jC_2%omega}##{-jC_2%omega}{, jC_2%omega+{jC%omega}over{1-LC%omega^2}}}right]</annotation>
  </semantics>
</math>
</file>

<file path=Object 24/content.xml><?xml version="1.0" encoding="utf-8"?>
<math xmlns="http://www.w3.org/1998/Math/MathML">
  <semantics>
    <mrow>
      <mo stretchy="false">Δ</mo>
      <mrow>
        <msub>
          <mi>Y</mi>
          <mi>B</mi>
        </msub>
        <mo stretchy="false">=</mo>
        <mn>0</mn>
      </mrow>
      <mo stretchy="false">⇔</mo>
      <mrow>
        <mn>1</mn>
        <mo stretchy="false">−</mo>
        <mi mathvariant="italic">LC</mi>
      </mrow>
      <mrow>
        <msubsup>
          <mo stretchy="false">ω</mo>
          <mn>1</mn>
          <mn>2</mn>
        </msubsup>
        <mo stretchy="false">=</mo>
        <mrow>
          <mo stretchy="false">−</mo>
          <mi>C</mi>
        </mrow>
      </mrow>
      <mfrac>
        <mrow>
          <msub>
            <mi>C</mi>
            <mn>1</mn>
          </msub>
          <mo stretchy="false">+</mo>
          <msub>
            <mi>C</mi>
            <mn>2</mn>
          </msub>
        </mrow>
        <mrow>
          <msub>
            <mi>C</mi>
            <mn>1</mn>
          </msub>
          <msub>
            <mi>C</mi>
            <mn>2</mn>
          </msub>
        </mrow>
      </mfrac>
    </mrow>
    <annotation encoding="StarMath 5.0">%DELTA Y_B=0 dlrarrow 1-LC%omega_1^2=-C{C_1+C_2}over{C_1 C_2}</annotation>
  </semantics>
</math>
</file>

<file path=Object 25/content.xml><?xml version="1.0" encoding="utf-8"?>
<math xmlns="http://www.w3.org/1998/Math/MathML">
  <semantics>
    <mrow>
      <mo stretchy="false">Δ</mo>
      <mrow>
        <msub>
          <mi>Y</mi>
          <mi>B</mi>
        </msub>
        <mo stretchy="false">=</mo>
        <mn>0</mn>
      </mrow>
      <mo stretchy="false">⇔</mo>
      <mi mathvariant="italic">LC</mi>
      <mrow>
        <msubsup>
          <mo stretchy="false">ω</mo>
          <mn>1</mn>
          <mn>2</mn>
        </msubsup>
        <mo stretchy="false">=</mo>
        <mrow>
          <mn>1</mn>
          <mo stretchy="false">+</mo>
          <mfrac>
            <mi>C</mi>
            <msub>
              <mi>C</mi>
              <mn>0</mn>
            </msub>
          </mfrac>
        </mrow>
      </mrow>
      <mi>,</mi>
      <mtext>avec</mtext>
      <mrow>
        <msub>
          <mi>C</mi>
          <mn>0</mn>
        </msub>
        <mo stretchy="false">=</mo>
        <mfrac>
          <mrow>
            <msub>
              <mi>C</mi>
              <mn>1</mn>
            </msub>
            <msub>
              <mi>C</mi>
              <mn>2</mn>
            </msub>
          </mrow>
          <mrow>
            <msub>
              <mi>C</mi>
              <mn>1</mn>
            </msub>
            <mo stretchy="false">+</mo>
            <msub>
              <mi>C</mi>
              <mn>2</mn>
            </msub>
          </mrow>
        </mfrac>
      </mrow>
    </mrow>
    <annotation encoding="StarMath 5.0">%DELTA Y_B=0 dlrarrow LC%omega_1^2=1+C over C_0 ,"avec" C_0={C_1 C_2}over{C_1+C_2}</annotation>
  </semantics>
</math>
</file>

<file path=Object 26/content.xml><?xml version="1.0" encoding="utf-8"?>
<math xmlns="http://www.w3.org/1998/Math/MathML">
  <semantics>
    <mrow>
      <msub>
        <mo stretchy="false">ω</mo>
        <mn>0</mn>
      </msub>
      <mo stretchy="false">=</mo>
      <mfrac>
        <mn>1</mn>
        <msqrt>
          <msub>
            <mi mathvariant="italic">LC</mi>
            <mn>0</mn>
          </msub>
        </msqrt>
      </mfrac>
    </mrow>
    <annotation encoding="StarMath 5.0">%omega_0=1 over{sqrt{LC_0}}</annotation>
  </semantics>
</math>
</file>

<file path=Object 27/content.xml><?xml version="1.0" encoding="utf-8"?>
<math xmlns="http://www.w3.org/1998/Math/MathML">
  <semantics>
    <mrow>
      <mrow>
        <msub>
          <mo stretchy="false">ω</mo>
          <mn>1</mn>
        </msub>
        <mo stretchy="false">=</mo>
        <msub>
          <mo stretchy="false">ω</mo>
          <mn>0</mn>
        </msub>
      </mrow>
      <mrow>
        <msqrt>
          <mrow>
            <mfrac>
              <msub>
                <mi>C</mi>
                <mn>0</mn>
              </msub>
              <mi>C</mi>
            </mfrac>
            <mo stretchy="false">+</mo>
            <mn>1</mn>
          </mrow>
        </msqrt>
        <mo stretchy="false">=</mo>
        <msqrt>
          <mrow>
            <mfrac>
              <mn>1</mn>
              <mi>L</mi>
            </mfrac>
            <mfenced open="(" close=")">
              <mrow>
                <mrow>
                  <mfrac>
                    <mn>1</mn>
                    <mi>C</mi>
                  </mfrac>
                  <mo stretchy="false">+</mo>
                  <mfrac>
                    <mn>1</mn>
                    <msub>
                      <mi>C</mi>
                      <mn>1</mn>
                    </msub>
                  </mfrac>
                </mrow>
                <mo stretchy="false">+</mo>
                <mfrac>
                  <mn>1</mn>
                  <msub>
                    <mi>C</mi>
                    <mn>2</mn>
                  </msub>
                </mfrac>
              </mrow>
            </mfenced>
          </mrow>
        </msqrt>
      </mrow>
    </mrow>
    <annotation encoding="StarMath 5.0">%omega_1=%omega_0 sqrt{C_0 over C+1}=sqrt{1 over L left(1 over C+1 over C_1+1 over C_2 right)}</annotation>
  </semantics>
</math>
</file>

<file path=Object 28/content.xml><?xml version="1.0" encoding="utf-8"?>
<math xmlns="http://www.w3.org/1998/Math/MathML">
  <semantics>
    <mrow>
      <mrow>
        <msub>
          <mi>Y</mi>
          <mi>T</mi>
        </msub>
        <mo stretchy="false">=</mo>
        <mrow>
          <msub>
            <mi>Y</mi>
            <mi>A</mi>
          </msub>
          <mo stretchy="false">+</mo>
          <msub>
            <mi>Y</mi>
            <mi>B</mi>
          </msub>
        </mrow>
      </mrow>
      <mo stretchy="false">=</mo>
      <mfenced open="[" close="]">
        <mtable>
          <mtr>
            <mtd>
              <mrow>
                <mrow>
                  <mi>j</mi>
                  <mrow>
                    <mo stretchy="false">(</mo>
                    <mrow>
                      <msub>
                        <mi>C</mi>
                        <mn>1</mn>
                      </msub>
                      <mo stretchy="false">+</mo>
                      <msub>
                        <mi>C</mi>
                        <mn>2</mn>
                      </msub>
                    </mrow>
                    <mo stretchy="false">)</mo>
                  </mrow>
                </mrow>
                <mrow>
                  <mrow>
                    <mi>,</mi>
                    <mo stretchy="false">−</mo>
                    <msub>
                      <mi mathvariant="italic">jC</mi>
                      <mn>2</mn>
                    </msub>
                  </mrow>
                  <mo stretchy="false">ω</mo>
                </mrow>
              </mrow>
            </mtd>
          </mtr>
          <mtr>
            <mtd>
              <mrow>
                <mrow>
                  <mrow>
                    <mrow>
                      <mo stretchy="false">−</mo>
                      <mfrac>
                        <mn>1</mn>
                        <msub>
                          <mi>r</mi>
                          <mi>e</mi>
                        </msub>
                      </mfrac>
                    </mrow>
                    <mo stretchy="false">+</mo>
                    <msub>
                      <mi mathvariant="italic">jC</mi>
                      <mn>2</mn>
                    </msub>
                  </mrow>
                  <mo stretchy="false">ω</mo>
                </mrow>
                <mrow>
                  <mi>,</mi>
                  <mrow>
                    <mfrac>
                      <mn>1</mn>
                      <msub>
                        <mi>R</mi>
                        <mi>c</mi>
                      </msub>
                    </mfrac>
                    <mo stretchy="false">+</mo>
                    <msub>
                      <mi mathvariant="italic">jC</mi>
                      <mn>2</mn>
                    </msub>
                  </mrow>
                  <mrow>
                    <mo stretchy="false">ω</mo>
                    <mo stretchy="false">+</mo>
                    <mfrac>
                      <mrow>
                        <mi mathvariant="italic">jC</mi>
                        <mo stretchy="false">ω</mo>
                      </mrow>
                      <mrow>
                        <mrow>
                          <mn>1</mn>
                          <mo stretchy="false">−</mo>
                          <mi mathvariant="italic">LC</mi>
                        </mrow>
                        <msup>
                          <mo stretchy="false">ω</mo>
                          <mn>2</mn>
                        </msup>
                      </mrow>
                    </mfrac>
                  </mrow>
                </mrow>
              </mrow>
            </mtd>
          </mtr>
        </mtable>
      </mfenced>
    </mrow>
    <annotation encoding="StarMath 5.0">Y_T=Y_A+Y_B=left[matrix{{j(C_1+C_2)}{, -jC_2%omega}##{-{1 over r_e}+jC_2%omega}{, 1 over R_c+jC_2%omega+{jC%omega}over{1-LC%omega^2}}}right]</annotation>
  </semantics>
</math>
</file>

<file path=Object 29/content.xml><?xml version="1.0" encoding="utf-8"?>
<math xmlns="http://www.w3.org/1998/Math/MathML">
  <semantics>
    <mtable>
      <mtr>
        <mtd>
          <mrow>
            <mrow>
              <msub>
                <mi>C</mi>
                <mn>0</mn>
              </msub>
              <mo stretchy="false">=</mo>
              <mn>0,25</mn>
            </mrow>
            <mtext>nF</mtext>
          </mrow>
        </mtd>
      </mtr>
      <mtr>
        <mtd>
          <mrow>
            <mrow>
              <msub>
                <mi>f</mi>
                <mn>0</mn>
              </msub>
              <mo stretchy="false">=</mo>
              <mn>5,6</mn>
            </mrow>
            <mtext>MHz</mtext>
          </mrow>
        </mtd>
      </mtr>
      <mtr>
        <mtd>
          <mrow>
            <mrow>
              <msub>
                <mi>f</mi>
                <mn>1</mn>
              </msub>
              <mo stretchy="false">=</mo>
              <mn>8,1</mn>
            </mrow>
            <mtext>MHz</mtext>
          </mrow>
        </mtd>
      </mtr>
    </mtable>
    <annotation encoding="StarMath 5.0">C_0=0,25 "nF"
newline
f_0=5,6 "MHz"
newline
f_1=8,1 "MHz"</annotation>
  </semantics>
</math>
</file>

<file path=Object 3/content.xml><?xml version="1.0" encoding="utf-8"?>
<math xmlns="http://www.w3.org/1998/Math/MathML">
  <semantics>
    <mrow>
      <mrow>
        <msub>
          <mi>I</mi>
          <mi>E</mi>
        </msub>
        <mo stretchy="false">=</mo>
        <msub>
          <mi>I</mi>
          <mi mathvariant="italic">sat</mi>
        </msub>
      </mrow>
      <msup>
        <mi>e</mi>
        <mfrac>
          <msub>
            <mi>V</mi>
            <mi mathvariant="italic">BE</mi>
          </msub>
          <msub>
            <mi>V</mi>
            <mi>T</mi>
          </msub>
        </mfrac>
      </msup>
    </mrow>
    <annotation encoding="StarMath 5.0">I_E=I_sat e^{{V_BE}over{V_T}}</annotation>
  </semantics>
</math>
</file>

<file path=Object 4/content.xml><?xml version="1.0" encoding="utf-8"?>
<math xmlns="http://www.w3.org/1998/Math/MathML">
  <semantics>
    <mrow>
      <mrow>
        <mrow>
          <mrow>
            <msub>
              <mi>r</mi>
              <mi>e</mi>
            </msub>
            <mo stretchy="false">=</mo>
            <mfrac>
              <msub>
                <mi mathvariant="italic">dV</mi>
                <mi mathvariant="italic">BE</mi>
              </msub>
              <msub>
                <mi mathvariant="italic">dI</mi>
                <mi>E</mi>
              </msub>
            </mfrac>
          </mrow>
          <mo stretchy="false">=</mo>
          <mfrac>
            <msub>
              <mi>V</mi>
              <mi>T</mi>
            </msub>
            <msub>
              <mi>I</mi>
              <mi>E</mi>
            </msub>
          </mfrac>
        </mrow>
        <mo stretchy="false">=</mo>
        <mn>33</mn>
      </mrow>
      <mo stretchy="false">Ω</mo>
    </mrow>
    <annotation encoding="StarMath 5.0">r_e={dV_BE}over{dI_E}=V_T over I_E=33 %OMEGA </annotation>
  </semantics>
</math>
</file>

<file path=Object 5/content.xml><?xml version="1.0" encoding="utf-8"?>
<math xmlns="http://www.w3.org/1998/Math/MathML">
  <semantics>
    <mfenced open="{" close="}">
      <mtable>
        <mtr>
          <mtd>
            <mrow>
              <msub>
                <mi>V</mi>
                <mn>1</mn>
              </msub>
              <mo stretchy="false">=</mo>
              <mi>u</mi>
            </mrow>
          </mtd>
        </mtr>
        <mtr>
          <mtd>
            <mrow>
              <mrow>
                <mi>u</mi>
                <mo stretchy="false">=</mo>
                <msub>
                  <mi>r</mi>
                  <mi>e</mi>
                </msub>
              </mrow>
              <mrow>
                <mo stretchy="false">(</mo>
                <mrow>
                  <msub>
                    <mi>i</mi>
                    <mn>1</mn>
                  </msub>
                  <mo stretchy="false">−</mo>
                  <msub>
                    <mi>i</mi>
                    <mi>a</mi>
                  </msub>
                </mrow>
                <mo stretchy="false">)</mo>
              </mrow>
            </mrow>
          </mtd>
        </mtr>
        <mtr>
          <mtd>
            <mrow>
              <mrow>
                <msub>
                  <mi>V</mi>
                  <mn>1</mn>
                </msub>
                <mo stretchy="false">=</mo>
                <msub>
                  <mi>R</mi>
                  <mi>e</mi>
                </msub>
              </mrow>
              <msub>
                <mi>i</mi>
                <mi>a</mi>
              </msub>
            </mrow>
          </mtd>
        </mtr>
      </mtable>
    </mfenced>
    <annotation encoding="StarMath 5.0">left lbrace matrix{{V_1=u}##{u=r_e(i_1-i_a)}##{V_1=R_e i_a}}right rbrace</annotation>
  </semantics>
</math>
</file>

<file path=Object 6/content.xml><?xml version="1.0" encoding="utf-8"?>
<math xmlns="http://www.w3.org/1998/Math/MathML">
  <semantics>
    <mrow>
      <mrow>
        <msub>
          <mi>i</mi>
          <mn>1</mn>
        </msub>
        <mo stretchy="false">=</mo>
        <mfenced open="(" close=")">
          <mrow>
            <mfrac>
              <mn>1</mn>
              <msub>
                <mi>r</mi>
                <mi>e</mi>
              </msub>
            </mfrac>
            <mo stretchy="false">+</mo>
            <mfrac>
              <mn>1</mn>
              <msub>
                <mi>R</mi>
                <mi>e</mi>
              </msub>
            </mfrac>
          </mrow>
        </mfenced>
      </mrow>
      <msub>
        <mi>V</mi>
        <mn>1</mn>
      </msub>
    </mrow>
    <annotation encoding="StarMath 5.0">i_1=left(1 over r_e+1 over R_e right)V_1</annotation>
  </semantics>
</math>
</file>

<file path=Object 7/content.xml><?xml version="1.0" encoding="utf-8"?>
<math xmlns="http://www.w3.org/1998/Math/MathML">
  <semantics>
    <mfenced open="{" close="}">
      <mtable>
        <mtr>
          <mtd>
            <mrow>
              <mrow>
                <msub>
                  <mi>V</mi>
                  <mn>2</mn>
                </msub>
                <mo stretchy="false">=</mo>
                <msub>
                  <mi>R</mi>
                  <mi>c</mi>
                </msub>
              </mrow>
              <mrow>
                <mo stretchy="false">(</mo>
                <mrow>
                  <msub>
                    <mi>i</mi>
                    <mn>2</mn>
                  </msub>
                  <mo stretchy="false">−</mo>
                  <msub>
                    <mi>i</mi>
                    <mi>e</mi>
                  </msub>
                </mrow>
                <mo stretchy="false">)</mo>
              </mrow>
            </mrow>
          </mtd>
        </mtr>
        <mtr>
          <mtd>
            <mrow>
              <mi>i</mi>
              <mrow>
                <mrow>
                  <mi>'</mi>
                  <mo stretchy="false">=</mo>
                  <msub>
                    <mi>i</mi>
                    <mi>b</mi>
                  </msub>
                </mrow>
                <mo stretchy="false">=</mo>
                <mrow>
                  <mrow>
                    <msub>
                      <mi>i</mi>
                      <mn>1</mn>
                    </msub>
                    <mo stretchy="false">−</mo>
                    <msub>
                      <mi>i</mi>
                      <mi>a</mi>
                    </msub>
                  </mrow>
                  <mo stretchy="false">+</mo>
                  <msub>
                    <mi>i</mi>
                    <mi>e</mi>
                  </msub>
                </mrow>
              </mrow>
            </mrow>
          </mtd>
        </mtr>
      </mtable>
    </mfenced>
    <annotation encoding="StarMath 5.0">left lbrace binom{V_2=R_c(i_2-i_e)}{i'=i_b=i_1-i_a+i_e}right rbrace</annotation>
  </semantics>
</math>
</file>

<file path=Object 8/content.xml><?xml version="1.0" encoding="utf-8"?>
<math xmlns="http://www.w3.org/1998/Math/MathML">
  <semantics>
    <mrow>
      <mrow>
        <msub>
          <mi>i</mi>
          <mi>e</mi>
        </msub>
        <mo stretchy="false">=</mo>
        <mrow>
          <msub>
            <mi>i</mi>
            <mi>a</mi>
          </msub>
          <mo stretchy="false">−</mo>
          <msub>
            <mi>i</mi>
            <mn>1</mn>
          </msub>
        </mrow>
      </mrow>
      <mrow>
        <mo stretchy="false">(</mo>
        <mrow>
          <mtext>car</mtext>
          <mrow>
            <msub>
              <mi>i</mi>
              <mi>b</mi>
            </msub>
            <mo stretchy="false">≈</mo>
            <mn>0</mn>
          </mrow>
        </mrow>
        <mo stretchy="false">)</mo>
      </mrow>
    </mrow>
    <annotation encoding="StarMath 5.0">i_e=i_a-i_1 ("car" i_b approx 0)</annotation>
  </semantics>
</math>
</file>

<file path=Object 9/content.xml><?xml version="1.0" encoding="utf-8"?>
<math xmlns="http://www.w3.org/1998/Math/MathML">
  <semantics>
    <mrow>
      <mrow>
        <msub>
          <mi>V</mi>
          <mn>2</mn>
        </msub>
        <mo stretchy="false">=</mo>
        <msub>
          <mi>R</mi>
          <mi>c</mi>
        </msub>
      </mrow>
      <mrow>
        <mo stretchy="false">(</mo>
        <mrow>
          <mrow>
            <msub>
              <mi>i</mi>
              <mn>2</mn>
            </msub>
            <mo stretchy="false">+</mo>
            <msub>
              <mi>i</mi>
              <mn>1</mn>
            </msub>
          </mrow>
          <mo stretchy="false">−</mo>
          <msub>
            <mi>i</mi>
            <mi>a</mi>
          </msub>
        </mrow>
        <mo stretchy="false">)</mo>
      </mrow>
    </mrow>
    <annotation encoding="StarMath 5.0">V_2=R_c(i_2+i_1-i_a)</annotation>
  </semantics>
</math>
</file>